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Nachlieli CLM1" svg:font-family="'Nachlieli CLM'"/>
    <style:font-face style:name="Courier New" svg:font-family="'Courier New'" style:font-family-generic="modern" style:font-pitch="fixed"/>
    <style:font-face style:name="Droid Sans Mono" svg:font-family="'Droid Sans Mono'" style:font-family-generic="modern" style:font-pitch="fixed"/>
    <style:font-face style:name="WenQuanYi Micro Hei" svg:font-family="'WenQuanYi Micro Hei'"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Nachlieli CLM" svg:font-family="'Nachlieli CLM'" style:font-family-generic="system" style:font-pitch="variable"/>
  </office:font-face-decls>
  <office:automatic-styles>
    <style:style style:name="P1" style:family="paragraph" style:parent-style-name="Text_20_body">
      <style:text-properties fo:font-size="11pt" style:font-size-asian="11pt" style:font-name-complex="Ubuntu" style:font-size-complex="11pt"/>
    </style:style>
    <style:style style:name="P2" style:family="paragraph" style:parent-style-name="Standard">
      <style:text-properties fo:font-size="11pt" style:font-size-asian="11pt" style:font-name-complex="Ubuntu" style:font-size-complex="11pt"/>
    </style:style>
    <style:style style:name="P3" style:family="paragraph" style:parent-style-name="Standard">
      <style:text-properties fo:font-size="11pt" fo:font-weight="bold" style:font-size-asian="11pt" style:font-weight-asian="bold" style:font-name-complex="Ubuntu" style:font-size-complex="11pt" style:font-weight-complex="bold"/>
    </style:style>
    <style:style style:name="P4" style:family="paragraph" style:parent-style-name="Standard">
      <style:text-properties fo:font-size="11pt" fo:font-weight="normal" style:font-size-asian="11pt" style:font-weight-asian="normal" style:font-name-complex="Ubuntu" style:font-size-complex="11pt" style:font-weight-complex="normal"/>
    </style:style>
    <style:style style:name="P5" style:family="paragraph" style:parent-style-name="Preformatted_20_Text">
      <style:paragraph-properties fo:margin-left="0in" fo:margin-right="0in" fo:margin-top="0in" fo:margin-bottom="0in" fo:text-indent="0in" style:auto-text-indent="false" style:writing-mode="rl-tb"/>
      <style:text-properties fo:color="#000000" fo:font-size="11pt" style:font-size-asian="11pt" style:font-name-complex="Ubuntu" style:font-size-complex="11pt"/>
    </style:style>
    <style:style style:name="P6" style:family="paragraph" style:parent-style-name="Preformatted_20_Text">
      <style:paragraph-properties fo:margin-left="0in" fo:margin-right="0in" fo:margin-top="0in" fo:margin-bottom="0in" fo:text-indent="0in" style:auto-text-indent="false"/>
      <style:text-properties fo:color="#000000" fo:font-size="11pt" fo:font-weight="bold" style:font-size-asian="11pt" style:font-weight-asian="bold" style:font-name-complex="Ubuntu" style:font-size-complex="11pt" style:font-weight-complex="bold"/>
    </style:style>
    <style:style style:name="P7" style:family="paragraph" style:parent-style-name="Preformatted_20_Text">
      <style:paragraph-properties fo:margin-left="0in" fo:margin-right="0in" fo:margin-top="0in" fo:margin-bottom="0.1965in" fo:text-indent="0in" style:auto-text-indent="false" style:writing-mode="rl-tb"/>
      <style:text-properties fo:color="#000000" fo:font-size="11pt" style:font-size-asian="11pt" style:font-name-complex="Ubuntu"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בעבודה זו אנו חוקרים את התנועה האלקטרוקינטית של חלקיקים בתמיסת אלקטרוליט תחת השפעה של שדה חשמלי,</text:p>
      <text:p text:style-name="P5">ומפתחים תשתית נומרית לפתרון איטרטיבי של בעיות פיזיקליות לא-לינאריות מסוג זה.</text:p>
      <text:p text:style-name="P5">באמצעות תהליכים אלקטרוקינטיים ניתן להניע ולבצע מניפולציות בחלקיקים זעירים בתחומים שונים, כגון:</text:p>
      <text:p text:style-name="P7">ננו-טכנולוגיה, זרימה זעירה, הפרדה וניקוי, התפלת מים, אלקטרופורזה ועוד.</text:p>
      <text:p text:style-name="P5">בשל כוחות אלקטרוסטטיים חזקים, נוצרת שכבת שפה דקה קרוב לפני החלקיק. עקב הפער בין סקלת החלקיק לבין סקלת שכבת השפה, נוצר קושי להגיע לפתרון נומרי של הבעיה המלאה.</text:p>
      <text:p text:style-name="P5">אנו עושים שימוש בתנאי שפה אפקטיביים המתקבלים מאנליזה אסימפטוטית של שכבת השפה והתכונות הכימיות </text:p>
      <text:p text:style-name="P5">של החלקיק. תנאי שפה אלה פותחו ע"י פרופ' אהוד יריב ואורי שניצר עבור </text:p>
      <text:p text:style-name="P5">מחליפי יונים וחלקיקים אינרטיים בעלי </text:p>
      <text:p text:style-name="P5">מטען שפה, ובהם אנו משתמשים לצורך בניית פותר נומרי לפתרון הבעיה הלא-לינארית בסקלת החלקיק.</text:p>
      <text:p text:style-name="P5">אנו מבצעים דיסקרטיזציה של המשוואות הדיפרנציאליות ושל תנאי השפה האפקטיביים, </text:p>
      <text:p text:style-name="P5">והתשתית הנומרית מאפשרת בנייה </text:p>
      <text:p text:style-name="P7">אוטומטית של פותר איטרטיבי בשיטת ניוטון.</text:p>
      <text:p text:style-name="P5">הפותר מאפשר קבלת תוצאות נומריות לתנועת חלקיקים מהסוג שלעיל, בהינתן עוצמת השדה החשמלי המופעל.</text:p>
      <text:p text:style-name="P5">התוצאות עבור שדות חלשים אומתו על ידי השוואה לפתרונות אסימפטוטיים של הבעיה.</text:p>
      <text:p text:style-name="P7">כמו כן, קיבלנו באמצעות הפותר הנומרי לראשונה פתרונות בשדות חזקים, אשר אין להם עדיין קירובים אסימפטוטיים. מפתרונות אלה ניתן ללמוד על אופי המערכת בשדות חזקים, כולל התנהגות אסימפטוטית של שכבת שפה הנוצרת בחזית החלקיק. </text:p>
      <text:p text:style-name="P6">הבעיה הפיזיקלית</text:p>
      <text:p text:style-name="P5">התאוריה האלקטרוקינטית מתארת את הדינמיקה של חלקיקים טעונים חשמלית בתוך תמיסת יונים.</text:p>
      <text:p text:style-name="P5">כאשר חלקיק צובר מטען על פני שפתו, נוצרת שכבת יונים בעלת מטען נגדי בעקבות כוחות משיכה חשמליים וכך נוצרת מבנה של שכבה כפולה סביב לחלקיק.</text:p>
      <text:p text:style-name="P5">שכבה זו, הנקראת ''שכבת דבאי'', ממסכת את מטען השפה של החלקיק ויוצרת עקב כך הפרש פוטנציאל</text:p>
      <text:p text:style-name="P5">בין שפת החלקיק לבין הנוזל הניטרלי מחוץ לשכבה.</text:p>
      <text:p text:style-name="P5">במקרה בו רוחב השכבה קטן באופן משמעותי מאשר ממדי החלקיק, ניתן לפתח פתרון אנליטי אסימפטוטי של הדינמיקה בשכבת השפה.</text:p>
      <text:p text:style-name="P2"/>
      <text:p text:style-name="P2">המשתנים בבעיית זרימה אלקטרוקינטית הם הפוטנציאל החשמלי, מהירות הנוזל והלחץ, וריכוז היונים. תנאי השפה מוגדרים בהתאם לתנאי הבעיה הספציפית ונקבעים על ידי צורת החלקיק, תכונותיו הכימיות והדינמיקה של הנוזל. </text:p>
      <text:p text:style-name="P2">המשוואות הדיפרנציאליות החלקיות אשר מתארות את התנהגות המערכת תחת השפעתו של שדה חשמלי חיצוני הן מצומדות, לא-לינאריות, וללא פתרון אנליטי ידוע. כמו כן, על כל פותר נומרי יהיה להתמודד עם פער הסקלות שנוצר כתוצאה מכך שעובי שכבת השפה קטן משמעותית לעומת ממדי החלקיק. </text:p>
      <text:p text:style-name="P2">על מנת להתמודד עם קושי זה, ניתן לפתח תנאי שפה אפקטיביים מחוץ לשכבת דבאי ולקבל מודל מקרוסקופי לבעיה ע”י שימוש בפתרון האסימפטוטי לשכבת השפה שלעיל. מודל זה ניתן לפתרון מקורב עבור חלקיק ספרי שנמצא תחת השפעה של <text:s/>שדה חשמלי חלש, אך קשה להרחיב פתרון זה עבור מקרים כלליים יותר. כאשר השדה החשמלי מתחזק, צפויות להתרחש תופעות לא-לינאריות משמעותיות, אשר עדיין לא נחקרו באופן משמעותי.</text:p>
      <text:p text:style-name="P2"/>
      <text:p text:style-name="P3">שימושים</text:p>
      <text:p text:style-name="P2">לתופעות האלקטרוקינטיות שתוארו לעיל נמצאו שימושים רבים בפיתוח התקנים למיקרו-זרימה ושיטות לבקרה ומניפולציה של זרימת נולים בסקלות של מיקרונים וננומטרים. לצורך כך, נדרש מחקר ופיתוח של רכיבים מיקרו-זרימה שונים, כגון שסתומים, משאבות, גלאים, מיקסרים, מסננים, התקנים להפרדת חומרים וכדומה. רכיבים אלו מורכבים על מערכות זעירות הנראות "מעבדה-על-שבב", ומחוברים על ידי מיקרו-תעלות. מערכות אלו מיוצרות בשיטות של ננו-ליטוגרפיה. ניתן להשפיע על אופי הזרימה על ידי הפעלת שדה חשמלי חיצוני על פני המערכת כולה, או לחלופין, על ידי הפעלתו באופן לוקלי בתוך מיקרו-תעלה ספציפית.</text:p>
      <text:p text:style-name="P2">לרוב, מספר ריינולדס בזרימה כזו הוא נמוך מאוד (מסדר גודל של אחד ופחות מכך). על כן, האפקט <text:soft-page-break/>הדומיננטי בזרימה זו הוא הצמיגות, ואיבר ההסעה של משוואות נבייה-סטוקס הופך להיות זניח. לפיכך, מיקרו-זרימה היא לרוב זרימה למינארית.</text:p>
      <text:p text:style-name="P2"/>
      <text:p text:style-name="P2">בעשור האחרונה, התרחשה התקדמות משמעותית בחקר מיקרו-זרימה, הודות לתפוצתם של כלים ושיטות לייצור של מערכות קטנות, זולות וניידות עבור אבחון רפואי מהיר, ועבור מחקר בסיסי של תהליכים פיזיקליים, כימיים וביולוגיים. ניתן למנות שימושים לדוגמה וביניהם הפרדה של די.אנ.איי, אנליזה של תאים וזיהוי פלילי, מערכות מיקרו-כימיות מורכבות ומשולבות, הפרדה כרומטוגרפית מבוססת מצע צפוף (בלחץ גבוה), התפלת מים, העברה פיזיולוגית של תרופות אל רקמת המטרה, זיהוי גומרי מחלה ועוד.</text:p>
      <text:p text:style-name="P2"/>
      <text:p text:style-name="P3">מטרת העבודה</text:p>
      <text:p text:style-name="P4">מטרת עבודה זו הינה לפתח ולממש תשתית תוכנה לצורך ייצור של פותרים נומריים איטרטיביים עבור בעיות אלקטרוקינטיות מקרוסקופיות לא-לינאריות, וליישם תשתית זו לתיאור ומחקר של מערכות אשר אין להן פתרונות אנליטיים ידועים. שתי מערכות בהן מתמקדת עבודה ז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Nachlieli CLM1" svg:font-family="'Nachlieli CLM'"/>
    <style:font-face style:name="Courier New" svg:font-family="'Courier New'" style:font-family-generic="modern" style:font-pitch="fixed"/>
    <style:font-face style:name="Droid Sans Mono" svg:font-family="'Droid Sans Mono'" style:font-family-generic="modern" style:font-pitch="fixed"/>
    <style:font-face style:name="WenQuanYi Micro Hei" svg:font-family="'WenQuanYi Micro Hei'"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Nachlieli CLM" svg:font-family="'Nachlieli CLM'"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Nachlieli CLM"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Micro Hei"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4T17:36:47</meta:creation-date>
    <dc:date>2013-03-04T21:34:08</dc:date>
    <meta:editing-duration>PT3H42M15S</meta:editing-duration>
    <meta:editing-cycles>13</meta:editing-cycles>
    <meta:generator>LibreOffice/3.5$Linux_X86_64 LibreOffice_project/350m1$Build-2</meta:generator>
    <meta:document-statistic meta:table-count="0" meta:image-count="0" meta:object-count="0" meta:page-count="2" meta:paragraph-count="30" meta:word-count="646" meta:character-count="4075" meta:non-whitespace-character-count="3450"/>
  </office:meta>
</office:document-meta>
</file>